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339cm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805cm" fo:min-width="3.028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fill-color="#b2b2b2" draw:textarea-vertical-align="middle"/>
    </style:style>
    <style:style style:name="gr6" style:family="graphic" style:parent-style-name="objectwithoutfill">
      <style:graphic-properties draw:marker-end="Arrow" draw:marker-end-width="0.3cm" draw:fill="none" draw:fill-color="#b2b2b2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objectwithoutfill">
      <style:graphic-properties svg:stroke-width="0.106cm" svg:stroke-color="#801900" draw:marker-start-width="0.359cm" draw:marker-end-width="0.359cm" draw:fill="none" draw:fill-color="#b2b2b2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081cm" svg:stroke-color="#801900" draw:marker-start-width="0.321cm" draw:marker-end-width="0.321cm" draw:fill="none" draw:fill-color="#b2b2b2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fo:min-height="1.237cm"/>
    </style:style>
    <style:style style:name="P1" style:family="paragraph">
      <style:paragraph-properties fo:text-align="center"/>
      <style:text-properties style:font-name="Courier 10 Pitch"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style:font-name="Courier 10 Pitch" fo:font-size="28pt" fo:font-weight="bold" style:font-size-asian="28pt" style:font-weight-asian="bold" style:font-size-complex="28pt" style:font-weight-complex="bold"/>
    </style:style>
    <style:style style:name="P3" style:family="paragraph">
      <style:text-properties style:font-name="Courier 10 Pitch" fo:font-size="15pt" style:font-size-asian="15pt" style:font-size-complex="15pt"/>
    </style:style>
    <style:style style:name="P4" style:family="paragraph">
      <loext:graphic-properties draw:fill="none" draw:fill-color="#ffffff"/>
      <style:text-properties style:font-name="Courier 10 Pitch" fo:font-size="15pt" style:font-size-asian="15pt" style:font-size-complex="15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b2b2b2"/>
      <style:paragraph-properties fo:text-align="center"/>
    </style:style>
    <style:style style:name="P8" style:family="paragraph">
      <loext:graphic-properties draw:fill="none" draw:fill-color="#b2b2b2"/>
      <style:paragraph-properties fo:text-align="center"/>
    </style:style>
    <style:style style:name="T1" style:family="text">
      <style:text-properties style:font-name="Courier 10 Pitch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Courier 10 Pitch" fo:font-size="15pt" style:font-size-asian="15pt" style:font-size-complex="15pt"/>
    </style:style>
    <style:style style:name="T3" style:family="text">
      <style:text-properties style:text-position="-33% 58%" style:font-name="Courier 10 Pitch" fo:font-size="15pt" style:font-size-asian="15pt" style:font-size-complex="15pt"/>
    </style:style>
    <style:style style:name="T4" style:family="text">
      <style:text-properties style:text-position="0% 100%" style:font-name="Courier 10 Pitch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17cm" svg:height="2.589cm" svg:x="2cm" svg:y="1.5cm">
          <draw:text-box>
            <text:p text:style-name="P1"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M</text:span><text:span text:style-name="T1">O</text:span><text:span text:style-name="T1">S </text:span><text:span text:style-name="T1">- </text:span><text:span text:style-name="T1">M</text:span><text:span text:style-name="T1">E</text:span><text:span text:style-name="T1">G</text:span><text:span text:style-name="T1">A</text:span><text:span text:style-name="T1">M</text:span><text:span text:style-name="T1">I</text:span><text:span text:style-name="T1">N</text:span><text:span text:style-name="T1">X</text:span></text:p>
          </draw:text-box>
        </draw:frame>
        <draw:frame draw:style-name="gr2" draw:text-style-name="P4" draw:layer="layout" svg:width="16.9cm" svg:height="0.975cm" svg:x="1.9cm" svg:y="3.1cm">
          <draw:text-box>
            <text:p text:style-name="P3"><text:span text:style-name="T2">Voltear </text:span><text:span text:style-name="T2">aristas: <text:s/>R </text:span><text:span text:style-name="T2">– U – B</text:span><text:span text:style-name="T3">R</text:span><text:span text:style-name="T4"> – </text:span><text:span text:style-name="T4">U’ - B</text:span><text:span text:style-name="T3">R</text:span><text:span text:style-name="T4">’ - </text:span><text:span text:style-name="T4">R’</text:span><text:span text:style-name="T2"> </text:span></text:p>
          </draw:text-box>
        </draw:frame>
        <draw:custom-shape draw:style-name="gr3" draw:text-style-name="P5" draw:layer="layout" svg:width="5.8cm" svg:height="5.3cm" svg:x="3cm" svg:y="4.5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4" draw:text-style-name="P6" draw:layer="layout" svg:x1="4.1cm" svg:y1="5.7cm" svg:x2="5.7cm" svg:y2="9.8cm">
          <text:p/>
        </draw:line>
        <draw:line draw:style-name="gr4" draw:text-style-name="P6" draw:layer="layout" svg:x1="6.2cm" svg:y1="9.8cm" svg:x2="7.7cm" svg:y2="5.8cm">
          <text:p/>
        </draw:line>
        <draw:line draw:style-name="gr4" draw:text-style-name="P6" draw:layer="layout" svg:x1="4.7cm" svg:y1="5.3cm" svg:x2="8.3cm" svg:y2="8cm">
          <text:p/>
        </draw:line>
        <draw:line draw:style-name="gr4" draw:text-style-name="P6" draw:layer="layout" svg:x1="8.1cm" svg:y1="8.6cm" svg:x2="3.7cm" svg:y2="8.6cm">
          <text:p/>
        </draw:line>
        <draw:line draw:style-name="gr4" draw:text-style-name="P6" draw:layer="layout" svg:x1="3.5cm" svg:y1="8.1cm" svg:x2="7.1cm" svg:y2="5.4cm">
          <text:p/>
        </draw:line>
        <draw:custom-shape draw:style-name="gr3" draw:text-style-name="P5" draw:layer="layout" svg:width="5.8cm" svg:height="5.3cm" svg:x="3.001cm" svg:y="4.50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4" draw:text-style-name="P6" draw:layer="layout" svg:x1="4.101cm" svg:y1="5.701cm" svg:x2="5.701cm" svg:y2="9.801cm">
          <text:p/>
        </draw:line>
        <draw:line draw:style-name="gr4" draw:text-style-name="P6" draw:layer="layout" svg:x1="6.201cm" svg:y1="9.801cm" svg:x2="7.701cm" svg:y2="5.801cm">
          <text:p/>
        </draw:line>
        <draw:line draw:style-name="gr4" draw:text-style-name="P6" draw:layer="layout" svg:x1="4.701cm" svg:y1="5.301cm" svg:x2="8.301cm" svg:y2="8.001cm">
          <text:p/>
        </draw:line>
        <draw:line draw:style-name="gr4" draw:text-style-name="P6" draw:layer="layout" svg:x1="8.101cm" svg:y1="8.601cm" svg:x2="3.701cm" svg:y2="8.601cm">
          <text:p/>
        </draw:line>
        <draw:line draw:style-name="gr4" draw:text-style-name="P6" draw:layer="layout" svg:x1="3.501cm" svg:y1="8.101cm" svg:x2="7.101cm" svg:y2="5.401cm">
          <text:p/>
        </draw:line>
        <draw:custom-shape draw:style-name="gr3" draw:text-style-name="P5" draw:layer="layout" svg:width="5.8cm" svg:height="5.3cm" svg:x="12.8cm" svg:y="4.6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4" draw:text-style-name="P6" draw:layer="layout" svg:x1="13.9cm" svg:y1="5.8cm" svg:x2="15.5cm" svg:y2="9.9cm">
          <text:p/>
        </draw:line>
        <draw:line draw:style-name="gr4" draw:text-style-name="P6" draw:layer="layout" svg:x1="16cm" svg:y1="9.9cm" svg:x2="17.5cm" svg:y2="5.9cm">
          <text:p/>
        </draw:line>
        <draw:line draw:style-name="gr4" draw:text-style-name="P6" draw:layer="layout" svg:x1="14.5cm" svg:y1="5.4cm" svg:x2="18.1cm" svg:y2="8.1cm">
          <text:p/>
        </draw:line>
        <draw:line draw:style-name="gr4" draw:text-style-name="P6" draw:layer="layout" svg:x1="17.9cm" svg:y1="8.7cm" svg:x2="13.5cm" svg:y2="8.7cm">
          <text:p/>
        </draw:line>
        <draw:line draw:style-name="gr4" draw:text-style-name="P6" draw:layer="layout" svg:x1="13.3cm" svg:y1="8.2cm" svg:x2="16.9cm" svg:y2="5.5cm">
          <text:p/>
        </draw:line>
        <draw:path draw:style-name="gr5" draw:text-style-name="P7" draw:layer="layout" svg:width="1.899cm" svg:height="1.899cm" svg:x="4.1cm" svg:y="5.3cm" svg:viewBox="0 0 1900 1900" svg:d="M600 1900c200-100 1300-1000 1300-1000l-1300-900-600 400z">
          <text:p/>
        </draw:path>
        <draw:path draw:style-name="gr5" draw:text-style-name="P7" draw:layer="layout" svg:width="1.699cm" svg:height="1.399cm" svg:x="3.5cm" svg:y="7.2cm" svg:viewBox="0 0 1700 1400" svg:d="M1200 0c500 1400 500 1400 500 1400h-1500l-200-500z">
          <text:p/>
        </draw:path>
        <draw:path draw:style-name="gr5" draw:text-style-name="P7" draw:layer="layout" svg:width="1.499cm" svg:height="1.199cm" svg:x="15cm" svg:y="8.7cm" svg:viewBox="0 0 1500 1200" svg:d="M0 0c1500 0 1500 0 1500 0l-500 1200h-500z">
          <text:p/>
        </draw:path>
        <draw:path draw:style-name="gr5" draw:text-style-name="P7" draw:layer="layout" svg:width="2.499cm" svg:height="2.399cm" svg:x="4.7cm" svg:y="6.2cm" svg:viewBox="0 0 2500 2400" svg:d="M0 1000c1300-1000 1300-1000 1300-1000l1200 1000-500 1400h-1500z">
          <text:p/>
        </draw:path>
        <draw:path draw:style-name="gr5" draw:text-style-name="P7" draw:layer="layout" svg:width="1.899cm" svg:height="1.899cm" svg:x="13.9cm" svg:y="5.4cm" svg:viewBox="0 0 1900 1900" svg:d="M600 1900c200-100 1300-1000 1300-1000l-1300-900-600 400z">
          <text:p/>
        </draw:path>
        <draw:path draw:style-name="gr5" draw:text-style-name="P7" draw:layer="layout" svg:width="2.499cm" svg:height="2.399cm" svg:x="14.5cm" svg:y="6.3cm" svg:viewBox="0 0 2500 2400" svg:d="M0 1000c1300-1000 1300-1000 1300-1000l1200 1000-500 1400h-1500z">
          <text:p/>
        </draw:path>
        <draw:path draw:style-name="gr5" draw:text-style-name="P7" draw:layer="layout" svg:width="1.699cm" svg:height="1.399cm" svg:x="13.3cm" svg:y="7.3cm" svg:viewBox="0 0 1700 1400" svg:d="M1200 0c500 1400 500 1400 500 1400h-1500l-200-500z">
          <text:p/>
        </draw:path>
        <draw:path draw:style-name="gr5" draw:text-style-name="P7" draw:layer="layout" svg:width="1.699cm" svg:height="1.899cm" svg:x="15.8cm" svg:y="5.4cm" svg:viewBox="0 0 1700 1900" svg:d="M1200 1900c500-1400 500-1500 500-1500l-600-400-1100 900z">
          <text:p/>
        </draw:path>
        <draw:path draw:style-name="gr5" draw:text-style-name="P7" draw:layer="layout" svg:width="1.599cm" svg:height="1.399cm" svg:x="16.5cm" svg:y="7.3cm" svg:viewBox="0 0 1600 1400" svg:d="M1400 1400c200-600 200-600 200-600l-1100-800-500 1400z">
          <text:p/>
        </draw:path>
        <draw:line draw:style-name="gr6" draw:text-style-name="P8" draw:layer="layout" svg:x1="9.5cm" svg:y1="7.3cm" svg:x2="11.9cm" svg:y2="7.3cm">
          <text:p/>
        </draw:line>
        <draw:frame draw:style-name="gr7" draw:text-style-name="P4" draw:layer="layout" svg:width="16.9cm" svg:height="1.1cm" svg:x="1.9cm" svg:y="11.9cm">
          <draw:text-box>
            <text:p text:style-name="P3"><text:span text:style-name="T2">Permutar </text:span><text:span text:style-name="T2">aristas: <text:s/>R’ </text:span><text:span text:style-name="T2">- U2 – R – U </text:span><text:span text:style-name="T2">-R’ - U2 - R</text:span></text:p>
          </draw:text-box>
        </draw:frame>
        <draw:custom-shape draw:style-name="gr3" draw:text-style-name="P5" draw:layer="layout" svg:width="5.8cm" svg:height="5.3cm" svg:x="12.801cm" svg:y="4.60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4" draw:text-style-name="P6" draw:layer="layout" svg:x1="13.901cm" svg:y1="5.801cm" svg:x2="15.501cm" svg:y2="9.901cm">
          <text:p/>
        </draw:line>
        <draw:line draw:style-name="gr4" draw:text-style-name="P6" draw:layer="layout" svg:x1="16.001cm" svg:y1="9.901cm" svg:x2="17.501cm" svg:y2="5.901cm">
          <text:p/>
        </draw:line>
        <draw:line draw:style-name="gr4" draw:text-style-name="P6" draw:layer="layout" svg:x1="14.501cm" svg:y1="5.401cm" svg:x2="18.101cm" svg:y2="8.101cm">
          <text:p/>
        </draw:line>
        <draw:line draw:style-name="gr4" draw:text-style-name="P6" draw:layer="layout" svg:x1="17.901cm" svg:y1="8.701cm" svg:x2="13.501cm" svg:y2="8.701cm">
          <text:p/>
        </draw:line>
        <draw:line draw:style-name="gr4" draw:text-style-name="P6" draw:layer="layout" svg:x1="13.301cm" svg:y1="8.201cm" svg:x2="16.901cm" svg:y2="5.501cm">
          <text:p/>
        </draw:line>
        <draw:path draw:style-name="gr5" draw:text-style-name="P7" draw:layer="layout" svg:width="1.499cm" svg:height="1.199cm" svg:x="15.001cm" svg:y="8.701cm" svg:viewBox="0 0 1500 1200" svg:d="M0 0c1500 0 1500 0 1500 0l-500 1200h-500z">
          <text:p/>
        </draw:path>
        <draw:path draw:style-name="gr5" draw:text-style-name="P7" draw:layer="layout" svg:width="1.899cm" svg:height="1.899cm" svg:x="13.901cm" svg:y="5.401cm" svg:viewBox="0 0 1900 1900" svg:d="M600 1900c200-100 1300-1000 1300-1000l-1300-900-600 400z">
          <text:p/>
        </draw:path>
        <draw:path draw:style-name="gr5" draw:text-style-name="P7" draw:layer="layout" svg:width="2.499cm" svg:height="2.399cm" svg:x="14.501cm" svg:y="6.301cm" svg:viewBox="0 0 2500 2400" svg:d="M0 1000c1300-1000 1300-1000 1300-1000l1200 1000-500 1400h-1500z">
          <text:p/>
        </draw:path>
        <draw:path draw:style-name="gr5" draw:text-style-name="P7" draw:layer="layout" svg:width="1.699cm" svg:height="1.399cm" svg:x="13.301cm" svg:y="7.301cm" svg:viewBox="0 0 1700 1400" svg:d="M1200 0c500 1400 500 1400 500 1400h-1500l-200-500z">
          <text:p/>
        </draw:path>
        <draw:path draw:style-name="gr5" draw:text-style-name="P7" draw:layer="layout" svg:width="1.699cm" svg:height="1.899cm" svg:x="15.801cm" svg:y="5.401cm" svg:viewBox="0 0 1700 1900" svg:d="M1200 1900c500-1400 500-1500 500-1500l-600-400-1100 900z">
          <text:p/>
        </draw:path>
        <draw:path draw:style-name="gr5" draw:text-style-name="P7" draw:layer="layout" svg:width="1.599cm" svg:height="1.399cm" svg:x="16.501cm" svg:y="7.301cm" svg:viewBox="0 0 1600 1400" svg:d="M1400 1400c200-600 200-600 200-600l-1100-800-500 1400z">
          <text:p/>
        </draw:path>
        <draw:custom-shape draw:style-name="gr3" draw:text-style-name="P5" draw:layer="layout" svg:width="5.8cm" svg:height="5.3cm" svg:x="7.3cm" svg:y="12.799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4" draw:text-style-name="P6" draw:layer="layout" svg:x1="8.4cm" svg:y1="13.999cm" svg:x2="10cm" svg:y2="18.099cm">
          <text:p/>
        </draw:line>
        <draw:line draw:style-name="gr4" draw:text-style-name="P6" draw:layer="layout" svg:x1="10.5cm" svg:y1="18.099cm" svg:x2="12cm" svg:y2="14.099cm">
          <text:p/>
        </draw:line>
        <draw:line draw:style-name="gr4" draw:text-style-name="P6" draw:layer="layout" svg:x1="9cm" svg:y1="13.599cm" svg:x2="12.6cm" svg:y2="16.299cm">
          <text:p/>
        </draw:line>
        <draw:line draw:style-name="gr4" draw:text-style-name="P6" draw:layer="layout" svg:x1="12.4cm" svg:y1="16.899cm" svg:x2="8cm" svg:y2="16.899cm">
          <text:p/>
        </draw:line>
        <draw:line draw:style-name="gr4" draw:text-style-name="P6" draw:layer="layout" svg:x1="7.8cm" svg:y1="16.399cm" svg:x2="11.4cm" svg:y2="13.699cm">
          <text:p/>
        </draw:line>
        <draw:path draw:style-name="gr5" draw:text-style-name="P7" draw:layer="layout" svg:width="1.499cm" svg:height="1.199cm" svg:x="9.5cm" svg:y="16.899cm" svg:viewBox="0 0 1500 1200" svg:d="M0 0c1500 0 1500 0 1500 0l-500 1200h-500z">
          <text:p/>
        </draw:path>
        <draw:path draw:style-name="gr5" draw:text-style-name="P7" draw:layer="layout" svg:width="2.499cm" svg:height="2.399cm" svg:x="9cm" svg:y="14.499cm" svg:viewBox="0 0 2500 2400" svg:d="M0 1000c1300-1000 1300-1000 1300-1000l1200 1000-500 1400h-1500z">
          <text:p/>
        </draw:path>
        <draw:custom-shape draw:style-name="gr3" draw:text-style-name="P5" draw:layer="layout" svg:width="5.8cm" svg:height="5.3cm" svg:x="7.301cm" svg:y="12.8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4" draw:text-style-name="P6" draw:layer="layout" svg:x1="8.401cm" svg:y1="14cm" svg:x2="10.001cm" svg:y2="18.1cm">
          <text:p/>
        </draw:line>
        <draw:line draw:style-name="gr4" draw:text-style-name="P6" draw:layer="layout" svg:x1="10.501cm" svg:y1="18.1cm" svg:x2="12.001cm" svg:y2="14.1cm">
          <text:p/>
        </draw:line>
        <draw:line draw:style-name="gr4" draw:text-style-name="P6" draw:layer="layout" svg:x1="9.001cm" svg:y1="13.6cm" svg:x2="12.601cm" svg:y2="16.3cm">
          <text:p/>
        </draw:line>
        <draw:line draw:style-name="gr4" draw:text-style-name="P6" draw:layer="layout" svg:x1="12.401cm" svg:y1="16.9cm" svg:x2="8.001cm" svg:y2="16.9cm">
          <text:p/>
        </draw:line>
        <draw:line draw:style-name="gr4" draw:text-style-name="P6" draw:layer="layout" svg:x1="7.801cm" svg:y1="16.4cm" svg:x2="11.401cm" svg:y2="13.7cm">
          <text:p/>
        </draw:line>
        <draw:line draw:style-name="gr6" draw:text-style-name="P8" draw:layer="layout" svg:x1="11.901cm" svg:y1="16.5cm" svg:x2="9.101cm" svg:y2="14.3cm">
          <text:p/>
        </draw:line>
        <draw:line draw:style-name="gr6" draw:text-style-name="P8" draw:layer="layout" svg:x1="9.101cm" svg:y1="14.3cm" svg:x2="8.701cm" svg:y2="16.5cm">
          <text:p/>
        </draw:line>
        <draw:line draw:style-name="gr6" draw:text-style-name="P8" draw:layer="layout" svg:x1="8.701cm" svg:y1="16.4cm" svg:x2="11.901cm" svg:y2="16.5cm">
          <text:p/>
        </draw:line>
        <draw:line draw:style-name="gr8" draw:text-style-name="P8" draw:layer="layout" svg:x1="11.001cm" svg:y1="14.2cm" svg:x2="11.501cm" svg:y2="14.7cm">
          <text:p/>
        </draw:line>
        <draw:line draw:style-name="gr9" draw:text-style-name="P8" draw:layer="layout" svg:x1="11.001cm" svg:y1="14.7cm" svg:x2="11.501cm" svg:y2="14.2cm">
          <text:p/>
        </draw:line>
        <draw:line draw:style-name="gr8" draw:text-style-name="P8" draw:layer="layout" svg:x1="10.001cm" svg:y1="17.1cm" svg:x2="10.501cm" svg:y2="17.6cm">
          <text:p/>
        </draw:line>
        <draw:line draw:style-name="gr9" draw:text-style-name="P8" draw:layer="layout" svg:x1="10.001cm" svg:y1="17.6cm" svg:x2="10.501cm" svg:y2="17.1cm">
          <text:p/>
        </draw:line>
        <draw:frame draw:style-name="gr7" draw:text-style-name="P4" draw:layer="layout" svg:width="16.9cm" svg:height="1.487cm" svg:x="2.1cm" svg:y="20cm">
          <draw:text-box>
            <text:p text:style-name="P3"><text:span text:style-name="T2">Permutar </text:span><text:span text:style-name="T2">esquinas: L’ </text:span><text:span text:style-name="T2">- U2 – R – </text:span><text:span text:style-name="T2">U’2 – L – U2 </text:span><text:span text:style-name="T2">– R’ - U’2</text:span></text:p>
          </draw:text-box>
        </draw:frame>
        <draw:custom-shape draw:style-name="gr3" draw:text-style-name="P5" draw:layer="layout" svg:width="5.8cm" svg:height="5.3cm" svg:x="7.5cm" svg:y="21.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4" draw:text-style-name="P6" draw:layer="layout" svg:x1="8.6cm" svg:y1="22.3cm" svg:x2="10.2cm" svg:y2="26.4cm">
          <text:p/>
        </draw:line>
        <draw:line draw:style-name="gr4" draw:text-style-name="P6" draw:layer="layout" svg:x1="10.7cm" svg:y1="26.4cm" svg:x2="12.2cm" svg:y2="22.4cm">
          <text:p/>
        </draw:line>
        <draw:line draw:style-name="gr4" draw:text-style-name="P6" draw:layer="layout" svg:x1="9.2cm" svg:y1="21.9cm" svg:x2="12.8cm" svg:y2="24.6cm">
          <text:p/>
        </draw:line>
        <draw:line draw:style-name="gr4" draw:text-style-name="P6" draw:layer="layout" svg:x1="12.6cm" svg:y1="25.2cm" svg:x2="8.2cm" svg:y2="25.2cm">
          <text:p/>
        </draw:line>
        <draw:line draw:style-name="gr4" draw:text-style-name="P6" draw:layer="layout" svg:x1="8cm" svg:y1="24.7cm" svg:x2="11.6cm" svg:y2="22cm">
          <text:p/>
        </draw:line>
        <draw:path draw:style-name="gr5" draw:text-style-name="P7" draw:layer="layout" svg:width="1.499cm" svg:height="1.199cm" svg:x="9.7cm" svg:y="25.2cm" svg:viewBox="0 0 1500 1200" svg:d="M0 0c1500 0 1500 0 1500 0l-500 1200h-500z">
          <text:p/>
        </draw:path>
        <draw:path draw:style-name="gr5" draw:text-style-name="P7" draw:layer="layout" svg:width="2.499cm" svg:height="2.399cm" svg:x="9.2cm" svg:y="22.8cm" svg:viewBox="0 0 2500 2400" svg:d="M0 1000c1300-1000 1300-1000 1300-1000l1200 1000-500 1400h-1500z">
          <text:p/>
        </draw:path>
        <draw:custom-shape draw:style-name="gr3" draw:text-style-name="P5" draw:layer="layout" svg:width="5.8cm" svg:height="5.3cm" svg:x="7.501cm" svg:y="21.10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4" draw:text-style-name="P6" draw:layer="layout" svg:x1="8.601cm" svg:y1="22.301cm" svg:x2="10.201cm" svg:y2="26.401cm">
          <text:p/>
        </draw:line>
        <draw:line draw:style-name="gr4" draw:text-style-name="P6" draw:layer="layout" svg:x1="10.701cm" svg:y1="26.401cm" svg:x2="12.201cm" svg:y2="22.401cm">
          <text:p/>
        </draw:line>
        <draw:line draw:style-name="gr4" draw:text-style-name="P6" draw:layer="layout" svg:x1="9.201cm" svg:y1="21.901cm" svg:x2="12.801cm" svg:y2="24.601cm">
          <text:p/>
        </draw:line>
        <draw:line draw:style-name="gr4" draw:text-style-name="P6" draw:layer="layout" svg:x1="12.601cm" svg:y1="25.201cm" svg:x2="8.201cm" svg:y2="25.201cm">
          <text:p/>
        </draw:line>
        <draw:line draw:style-name="gr4" draw:text-style-name="P6" draw:layer="layout" svg:x1="8.001cm" svg:y1="24.701cm" svg:x2="11.601cm" svg:y2="22.001cm">
          <text:p/>
        </draw:line>
        <draw:line draw:style-name="gr6" draw:text-style-name="P8" draw:layer="layout" svg:x1="10.4cm" svg:y1="21.899cm" svg:x2="9.2cm" svg:y2="26cm">
          <text:p/>
        </draw:line>
        <draw:line draw:style-name="gr6" draw:text-style-name="P8" draw:layer="layout" svg:x1="8.2cm" svg:y1="23.3cm" svg:x2="10.4cm" svg:y2="21.9cm">
          <text:p/>
        </draw:line>
        <draw:line draw:style-name="gr6" draw:text-style-name="P8" draw:layer="layout" svg:x1="9.2cm" svg:y1="26cm" svg:x2="8.2cm" svg:y2="23.3cm">
          <text:p/>
        </draw:line>
        <draw:line draw:style-name="gr8" draw:text-style-name="P8" draw:layer="layout" svg:x1="12.3cm" svg:y1="23.1cm" svg:x2="12.8cm" svg:y2="23.6cm">
          <text:p/>
        </draw:line>
        <draw:line draw:style-name="gr9" draw:text-style-name="P8" draw:layer="layout" svg:x1="12.3cm" svg:y1="23.6cm" svg:x2="12.8cm" svg:y2="23.1cm">
          <text:p/>
        </draw:line>
        <draw:line draw:style-name="gr8" draw:text-style-name="P8" draw:layer="layout" svg:x1="11.4cm" svg:y1="25.6cm" svg:x2="11.9cm" svg:y2="26.1cm">
          <text:p/>
        </draw:line>
        <draw:line draw:style-name="gr9" draw:text-style-name="P8" draw:layer="layout" svg:x1="11.4cm" svg:y1="26.1cm" svg:x2="11.9cm" svg:y2="25.6cm">
          <text:p/>
        </draw:line>
        <draw:frame draw:style-name="gr10" draw:text-style-name="P4" draw:layer="layout" svg:width="18.7cm" svg:height="1.487cm" svg:x="2cm" svg:y="27.3cm">
          <draw:text-box>
            <text:p text:style-name="P3"><text:span text:style-name="T2">El volteo de esquinas es análogo al del Rubik’s 3x3x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5T18:52:24.860756801</meta:creation-date>
    <dc:date>2017-01-25T19:42:34.326661367</dc:date>
    <meta:editing-duration>PT7M33S</meta:editing-duration>
    <meta:editing-cycles>1</meta:editing-cycles>
    <meta:document-statistic meta:object-count="87"/>
    <meta:generator>LibreOffice/5.1.4.2$Linux_X86_64 LibreOffice_project/10m0$Build-2</meta:generator>
  </office:meta>
</office:document-meta>
</file>